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6" style:parent-style-name="Standard" style:family="paragraph">
      <style:text-properties style:font-name="Calibri"/>
    </style:style>
    <style:style style:name="P7" style:parent-style-name="Standard" style:family="paragraph">
      <style:text-properties style:font-name="Calibri"/>
    </style:style>
    <style:style style:name="P8" style:parent-style-name="Standard" style:family="paragraph">
      <style:text-properties style:font-name="Calibri" fo:font-weight="bold" style:font-weight-asian="bold" style:font-weight-complex="bold"/>
    </style:style>
    <style:style style:name="P9" style:parent-style-name="Standard" style:family="paragraph">
      <style:text-properties style:font-name="Calibri"/>
    </style:style>
    <style:style style:name="P10" style:parent-style-name="Standard" style:family="paragraph">
      <style:text-properties style:font-name="Calibri"/>
    </style:style>
    <style:style style:name="P11" style:parent-style-name="Standard" style:family="paragraph">
      <style:text-properties style:font-name="Calibri"/>
    </style:style>
    <style:style style:name="P12" style:parent-style-name="Standard" style:family="paragraph">
      <style:text-properties style:font-name="Calibri"/>
    </style:style>
    <style:style style:name="P13" style:parent-style-name="Standard" style:family="paragraph">
      <style:text-properties style:font-name="Calibri"/>
    </style:style>
    <style:style style:name="P14" style:parent-style-name="Standard" style:family="paragraph">
      <style:text-properties style:font-name="Calibri"/>
    </style:style>
    <style:style style:name="P15" style:parent-style-name="Standard" style:family="paragraph">
      <style:text-properties style:font-name="Calibri"/>
    </style:style>
    <style:style style:name="P16" style:parent-style-name="Standard" style:family="paragraph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/>
    </style:style>
    <style:style style:name="P21" style:parent-style-name="Standard" style:family="paragraph">
      <style:text-properties style:font-name="Calibri"/>
    </style:style>
    <style:style style:name="P22" style:parent-style-name="Standard" style:family="paragraph">
      <style:text-properties style:font-name="Calibri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/>
    </style:style>
    <style:style style:name="P25" style:parent-style-name="Standard" style:family="paragraph">
      <style:text-properties style:font-name="Calibri"/>
    </style:style>
    <style:style style:name="P26" style:parent-style-name="Standard" style:family="paragraph">
      <style:text-properties style:font-name="Calibri"/>
    </style:style>
    <style:style style:name="P27" style:parent-style-name="Standard" style:family="paragraph">
      <style:text-properties style:font-name="Calibri"/>
    </style:style>
    <style:style style:name="P28" style:parent-style-name="Standard" style:family="paragraph">
      <style:text-properties style:font-name="Calibri"/>
    </style:style>
    <style:style style:name="P29" style:parent-style-name="Standard" style:family="paragraph">
      <style:text-properties style:font-name="Calibri"/>
    </style:style>
    <style:style style:name="P30" style:parent-style-name="Standard" style:family="paragraph">
      <style:text-properties style:font-name="Calibri" fo:font-weight="bold" style:font-weight-asian="bold" style:font-weight-complex="bold"/>
    </style:style>
    <style:style style:name="P31" style:parent-style-name="Standard" style:family="paragraph">
      <style:text-properties style:font-name="Calibri"/>
    </style:style>
    <style:style style:name="P32" style:parent-style-name="Standard" style:family="paragraph">
      <style:text-properties style:font-name="Calibri"/>
    </style:style>
    <style:style style:name="P33" style:parent-style-name="Standard" style:family="paragraph">
      <style:text-properties style:font-name="Calibri"/>
    </style:style>
    <style:style style:name="P34" style:parent-style-name="Standard" style:family="paragraph">
      <style:text-properties style:font-name="Calibri"/>
    </style:style>
    <style:style style:name="P35" style:parent-style-name="Standard" style:family="paragraph">
      <style:text-properties style:font-name="Calibri"/>
    </style:style>
    <style:style style:name="P36" style:parent-style-name="Standard" style:family="paragraph">
      <style:text-properties style:font-name="Calibri"/>
    </style:style>
    <style:style style:name="T37" style:parent-style-name="DefaultParagraphFont" style:family="text">
      <style:text-properties style:font-name="Calibri"/>
    </style:style>
    <style:style style:name="T38" style:parent-style-name="Hyperlink" style:family="text">
      <style:text-properties style:font-name="Calibri"/>
    </style:style>
    <style:style style:name="P39" style:parent-style-name="Standard" style:family="paragraph">
      <style:text-properties style:font-name="Calibri"/>
    </style:style>
    <style:style style:name="T40" style:parent-style-name="Hyperlink" style:family="text">
      <style:text-properties style:font-name="Calibri"/>
    </style:style>
    <style:style style:name="P41" style:parent-style-name="Standard" style:family="paragraph">
      <style:text-properties style:font-name="Calibri"/>
    </style:style>
    <style:style style:name="T42" style:parent-style-name="DefaultParagraphFont" style:family="text">
      <style:text-properties style:font-name="Calibri"/>
    </style:style>
    <style:style style:name="T43" style:parent-style-name="Hyperlink" style:family="text">
      <style:text-properties style:font-name="Calibri"/>
    </style:style>
    <style:style style:name="P44" style:parent-style-name="Standard" style:family="paragraph">
      <style:text-properties style:font-name="Calibri"/>
    </style:style>
  </office:automatic-styles>
  <office:body>
    <office:text text:use-soft-page-breaks="true">
      <text:p text:style-name="P1"/>
      <text:p text:style-name="Standard"/>
      <text:p text:style-name="P6">Please find the below instructions to run the project on Hadoop cluster:</text:p>
      <text:p text:style-name="P7"/>
      <text:p text:style-name="P8">NAIVE BAYES</text:p>
      <text:p text:style-name="P9"/>
      <text:p text:style-name="P10">1. Instruction to run on dsba-hadoop cluster:</text:p>
      <text:p text:style-name="P11"/>
      <text:p text:style-name="P12">$ spark-submiy NaiveBayes.py &lt;input file name&gt;<text:s/>&lt;”Location,Timeslot,Day”&gt;</text:p>
      <text:p text:style-name="P13"/>
      <text:p text:style-name="P14">For example: $ spark-submit NaiveBayes.py CrimesNew.csv "S WABASH AVE,1,Wednesday"</text:p>
      <text:p text:style-name="P15"/>
      <text:p text:style-name="P16">2. To Run the graphs program, you need to install a python package 'matplotlib':</text:p>
      <text:p text:style-name="P17"/>
      <text:p text:style-name="P18">$ sudo apt-get install python-matplotlib</text:p>
      <text:p text:style-name="P19"/>
      <text:p text:style-name="P20">Then you can submit<text:s/>the program as below:</text:p>
      <text:p text:style-name="P21"/>
      <text:p text:style-name="P22">$spark-submit NaiveGraphs.py &lt;Input file name&gt;</text:p>
      <text:p text:style-name="P23"/>
      <text:p text:style-name="P24">spark-submit NaiveGraphs.py CrimesNew.csv</text:p>
      <text:p text:style-name="P25"/>
      <text:p text:style-name="P26"/>
      <text:p text:style-name="P27">Both the program have different purpose in the project. NaiveBayes.py is a predction system itself. NaiveGraphs shows some statistical<text:s/>graphs about crimes from the input data set.</text:p>
      <text:p text:style-name="P28"/>
      <text:p text:style-name="P29"/>
      <text:p text:style-name="P30">K-MEANS</text:p>
      <text:p text:style-name="P31"/>
      <text:p text:style-name="P32">1. Instruction to run on dsba-hadoop cluster:</text:p>
      <text:p text:style-name="P33">$ spark-submit --driver-memory 4g --executor-memory 6g kmeans.py <text:s/>&lt;input file name&gt; <text:s/>&lt;latitude&gt; &lt;longitude&gt;</text:p>
      <text:p text:style-name="P34"/>
      <text:p text:style-name="P35">For example:$ spark-submit --driver-memory 4g --executor-memory 6g kmeans.py CrimesNew.csv 41.984140 -87.712962</text:p>
      <text:p text:style-name="P36"/>
      <text:p text:style-name="Standard"><text:span text:style-name="T37">Web-Page for Project Report:<text:s/></text:span><text:a xlink:href="http://webpages.uncc.edu/ssirigin/" office:target-frame-name="_top" xlink:show="replace"><text:span text:style-name="T38">http://webpages.uncc.edu/ssirigin/</text:span></text:a></text:p>
      <text:p text:style-name="P39">Data set for the project is uploaded on the Dropbox:</text:p>
      <text:p text:style-name="Standard"><text:a xlink:href="https://www.dropbox.com/l/s/D7S6ZuidD79Ug1XpNO72Qo" office:target-frame-name="_top" xlink:show="replace"><text:span text:style-name="T40">https://www.dropbox.com/l/s/D7S6ZuidD79Ug1XpNO72Qo</text:span></text:a></text:p>
      <text:p text:style-name="P41"/>
      <text:p text:style-name="Standard"><text:span text:style-name="T42">Also on github:<text:s/></text:span><text:a xlink:href="https://github.com/bsachin207/CloudComputing.git" office:target-frame-name="_top" xlink:show="replace"><text:span text:style-name="T43">https://github.com/bsachin207/CloudComputing.git</text:span></text:a></text:p>
      <text:p text:style-name="P4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3" style:parent-style-name="Head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Header" style:family="paragraph">
      <style:paragraph-properties fo:text-align="end"/>
      <style:text-properties style:font-name="Calibri" fo:font-weight="bold" style:font-weight-asian="bold" style:font-weight-complex="bold" fo:font-size="10pt" style:font-size-asian="10pt" style:font-size-complex="10pt"/>
    </style:style>
    <style:style style:name="P5" style:parent-style-name="Header" style:family="paragraph">
      <style:paragraph-properties fo:text-align="end"/>
      <style:text-properties style:font-name="Calibri" fo:font-weight="bold" style:font-weight-asian="bold" style:font-weight-complex="bold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CRIME FORECAST</text:p>
        <text:p text:style-name="P3"/>
        <text:p text:style-name="P4">Sachin Badgujar</text:p>
        <text:p text:style-name="P5">Siva Krishna Sirigineed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est</meta:initial-creator>
    <dc:creator>Sirigineedi, Siva Krishna</dc:creator>
    <meta:creation-date>2015-12-06T14:44:00Z</meta:creation-date>
    <dc:date>2015-12-06T22:25:00Z</dc:date>
    <meta:template xlink:href="Normal" xlink:type="simple"/>
    <meta:editing-cycles>11</meta:editing-cycles>
    <meta:editing-duration>PT4440S</meta:editing-duration>
    <meta:document-statistic meta:page-count="2" meta:paragraph-count="2" meta:word-count="214" meta:character-count="1434" meta:row-count="10" meta:non-whitespace-character-count="1222"/>
  </office:meta>
</office:document-meta>
</file>